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Courier New" svg:font-family="'Courier New'" style:font-family-generic="modern"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2.3236in" table:align="left"/>
    </style:style>
    <style:style style:name="Table2.A" style:family="table-column">
      <style:table-column-properties style:column-width="2.3236in"/>
    </style:style>
    <style:style style:name="Table2.A1" style:family="table-cell">
      <style:table-cell-properties fo:padding="0.0785in" fo:border="0.0007in solid #000000"/>
    </style:style>
    <style:style style:name="Table2.A2" style:family="table-cell">
      <style:table-cell-properties fo:padding="0.0785in" fo:border-left="0.0007in solid #000000" fo:border-right="0.0007in solid #000000" fo:border-top="none" fo:border-bottom="0.0007in solid #000000"/>
    </style:style>
    <style:style style:name="Table2" style:family="table">
      <style:table-properties style:width="2.3236in" table:align="left"/>
    </style:style>
    <style:style style:name="Table2.A" style:family="table-column">
      <style:table-column-properties style:column-width="2.3236in"/>
    </style:style>
    <style:style style:name="Table2.A1" style:family="table-cell">
      <style:table-cell-properties fo:padding="0.0785in" fo:border="0.0007in solid #000000"/>
    </style:style>
    <style:style style:name="Table2.A2" style:family="table-cell">
      <style:table-cell-properties fo:padding="0.0785in" fo:border-left="0.0007in solid #000000" fo:border-right="0.0007in solid #000000" fo:border-top="none" fo:border-bottom="0.0007in solid #000000"/>
    </style:style>
    <style:style style:name="Table3" style:family="table">
      <style:table-properties style:width="2.1667in" fo:margin-top="0.0785in" fo:margin-bottom="0in" table:align="margins"/>
    </style:style>
    <style:style style:name="Table3.A" style:family="table-column">
      <style:table-column-properties style:column-width="2.1667in" style:rel-column-width="65535*"/>
    </style:style>
    <style:style style:name="Table3.A1" style:family="table-cell">
      <style:table-cell-properties fo:padding="0.0785in" fo:border="0.0007in solid #000000"/>
    </style:style>
    <style:style style:name="Table4" style:family="table">
      <style:table-properties style:width="2.1667in" fo:margin-top="0.0785in" fo:margin-bottom="0in" table:align="margins"/>
    </style:style>
    <style:style style:name="Table4.A" style:family="table-column">
      <style:table-column-properties style:column-width="2.1667in" style:rel-column-width="65535*"/>
    </style:style>
    <style:style style:name="Table4.A1" style:family="table-cell">
      <style:table-cell-properties fo:padding="0.0785in" fo:border="0.0007in solid #000000"/>
    </style:style>
    <style:style style:name="Table5" style:family="table">
      <style:table-properties style:width="2.0097in" fo:margin-top="0.0785in" fo:margin-bottom="0in" table:align="margins"/>
    </style:style>
    <style:style style:name="Table5.A" style:family="table-column">
      <style:table-column-properties style:column-width="2.0097in" style:rel-column-width="65535*"/>
    </style:style>
    <style:style style:name="Table5.A1" style:family="table-cell">
      <style:table-cell-properties fo:padding="0.0785in" fo:border="0.0007in solid #000000"/>
    </style:style>
    <style:style style:name="Table7" style:family="table">
      <style:table-properties style:width="2.1667in" fo:margin-top="0.0785in" fo:margin-bottom="0in" table:align="margins"/>
    </style:style>
    <style:style style:name="Table7.A" style:family="table-column">
      <style:table-column-properties style:column-width="2.1667in" style:rel-column-width="65535*"/>
    </style:style>
    <style:style style:name="Table7.A1" style:family="table-cell">
      <style:table-cell-properties fo:padding="0.0785in" fo:border="0.0007in solid #000000"/>
    </style:style>
    <style:style style:name="Table7.A2" style:family="table-cell">
      <style:table-cell-properties fo:padding="0.0785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0.7507in" style:rel-column-width="7347*"/>
    </style:style>
    <style:style style:name="Table6.B" style:family="table-column">
      <style:table-column-properties style:column-width="5.9472in" style:rel-column-width="58188*"/>
    </style:style>
    <style:style style:name="Table6.A1" style:family="table-cell">
      <style:table-cell-properties fo:padding="0.0785in" fo:border-left="0.0007in solid #000000" fo:border-right="none" fo:border-top="0.0007in solid #000000" fo:border-bottom="0.0007in solid #000000"/>
    </style:style>
    <style:style style:name="Table6.B1" style:family="table-cell">
      <style:table-cell-properties fo:padding="0.0785in" fo:border="0.0007in solid #000000"/>
    </style:style>
    <style:style style:name="Table6.A2" style:family="table-cell">
      <style:table-cell-properties fo:padding="0.0785in" fo:border-left="0.0007in solid #000000" fo:border-right="none" fo:border-top="none" fo:border-bottom="0.0007in solid #000000"/>
    </style:style>
    <style:style style:name="Table6.B2" style:family="table-cell">
      <style:table-cell-properties fo:padding="0.0785in" fo:border-left="0.0007in solid #000000" fo:border-right="0.0007in solid #000000" fo:border-top="none" fo:border-bottom="0.0007in solid #000000"/>
    </style:style>
    <style:style style:name="P1" style:family="paragraph" style:parent-style-name="Table_20_Contents">
      <style:text-properties fo:font-weight="normal" style:font-weight-asian="normal" style:font-weight-complex="normal"/>
    </style:style>
    <style:style style:name="P2" style:family="paragraph" style:parent-style-name="Table_20_Contents">
      <style:paragraph-properties fo:text-align="justify" style:justify-single-word="false"/>
      <style:text-properties fo:font-weight="normal" style:font-weight-asian="normal" style:font-weight-complex="normal"/>
    </style:style>
    <style:style style:name="P3" style:family="paragraph" style:parent-style-name="Table_20_Contents">
      <style:text-properties fo:font-size="4pt" fo:font-weight="normal" style:font-size-asian="4pt" style:font-weight-asian="normal" style:font-size-complex="4pt" style:font-weight-complex="normal"/>
    </style:style>
    <style:style style:name="P4" style:family="paragraph" style:parent-style-name="Table_20_Contents">
      <style:paragraph-properties fo:text-align="justify" style:justify-single-word="false"/>
      <style:text-properties fo:font-size="4pt" fo:font-weight="normal" style:font-size-asian="4pt" style:font-weight-asian="normal" style:font-size-complex="4pt" style:font-weight-complex="normal"/>
    </style:style>
    <style:style style:name="P5" style:family="paragraph" style:parent-style-name="Table_20_Contents">
      <style:paragraph-properties fo:text-align="justify" style:justify-single-word="false"/>
    </style:style>
    <style:style style:name="P6" style:family="paragraph" style:parent-style-name="Heading_20_1">
      <style:paragraph-properties fo:break-before="page"/>
    </style:style>
    <style:style style:name="P7" style:family="paragraph" style:parent-style-name="Text_20_body" style:list-style-name="List_20_1"/>
    <style:style style:name="P8" style:family="paragraph" style:parent-style-name="Text_20_body" style:list-style-name="List_20_1"/>
    <style:style style:name="P9" style:family="paragraph" style:parent-style-name="Text_20_body" style:list-style-name="List_20_1"/>
    <style:style style:name="P10" style:family="paragraph" style:parent-style-name="Text_20_body" style:list-style-name="List_20_1"/>
    <style:style style:name="P11" style:family="paragraph" style:parent-style-name="Text_20_body" style:list-style-name="List_20_1"/>
    <style:style style:name="P12" style:family="paragraph" style:parent-style-name="Text_20_body" style:list-style-name="L1"/>
    <style:style style:name="P13" style:family="paragraph" style:parent-style-name="Text_20_body" style:list-style-name="L1"/>
    <style:style style:name="P14" style:family="paragraph" style:parent-style-name="Contents_20_2">
      <style:paragraph-properties>
        <style:tab-stops>
          <style:tab-stop style:position="6.4965in" style:type="right" style:leader-style="dotted" style:leader-text="."/>
        </style:tab-stops>
      </style:paragraph-properties>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letter-spacing="-0.0236in"/>
    </style:style>
    <style:style style:name="T3" style:family="text">
      <style:text-properties fo:letter-spacing="-0.0236in" style:letter-kerning="true"/>
    </style:style>
    <style:style style:name="T4" style:family="text">
      <style:text-properties style:text-position="super 58%"/>
    </style:style>
    <style:style style:name="fr1" style:family="graphic" style:parent-style-name="Frame">
      <style:graphic-properties style:wrap="dynamic" style:number-wrapped-paragraphs="no-limit" style:vertical-pos="from-top" style:vertical-rel="page" style:horizontal-pos="from-left" style:horizontal-rel="page" fo:padding="0in" fo:border="none" style:shadow="non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draw:frame draw:style-name="fr1" draw:name="Frame1" text:anchor-type="page" text:anchor-page-number="4" svg:x="5.1118in" svg:y="4.9646in" svg:width="2.348in" draw:z-index="0">
        <draw:text-box fo:min-height="5.1409in">
          <table:table table:name="Table2" table:style-name="Table2">
            <table:table-column table:style-name="Table2.A"/>
            <table:table-row>
              <table:table-cell table:style-name="Table2.A1" office:value-type="string">
                <text:p text:style-name="P2">DNA</text:p>
                <table:table table:name="Table3" table:style-name="Table3">
                  <table:table-column table:style-name="Table3.A"/>
                  <table:table-row>
                    <table:table-cell table:style-name="Table3.A1" office:value-type="string">
                      <text:p text:style-name="P2">scaffold <text:span text:style-name="T1">(n times)</text:span></text:p>
                    </table:table-cell>
                  </table:table-row>
                </table:table>
                <text:p text:style-name="P4"/>
              </table:table-cell>
            </table:table-row>
            <table:table-row>
              <table:table-cell table:style-name="Table2.A2" office:value-type="string">
                <text:p text:style-name="P2">DNA scaffold labels</text:p>
              </table:table-cell>
            </table:table-row>
            <table:table-row>
              <table:table-cell table:style-name="Table2.A2" office:value-type="string">
                <text:p text:style-name="P2">Amino acids</text:p>
                <table:table table:name="Table4" table:style-name="Table4">
                  <table:table-column table:style-name="Table4.A"/>
                  <table:table-row>
                    <table:table-cell table:style-name="Table4.A1" office:value-type="string">
                      <text:p text:style-name="P1">scaffold <text:span text:style-name="T1">(n times)</text:span></text:p>
                      <table:table table:name="Table5" table:style-name="Table5">
                        <table:table-column table:style-name="Table5.A"/>
                        <table:table-row>
                          <table:table-cell table:style-name="Table5.A1" office:value-type="string">
                            <text:p text:style-name="P1">reading frame <text:span text:style-name="T1">(6 times)</text:span></text:p>
                          </table:table-cell>
                        </table:table-row>
                      </table:table>
                      <text:p text:style-name="P3"/>
                    </table:table-cell>
                  </table:table-row>
                </table:table>
                <text:p text:style-name="P4"/>
              </table:table-cell>
            </table:table-row>
            <table:table-row>
              <table:table-cell table:style-name="Table2.A2" office:value-type="string">
                <text:p text:style-name="P2">Index</text:p>
                <table:table table:name="Table7" table:style-name="Table7">
                  <table:table-column table:style-name="Table7.A"/>
                  <table:table-row>
                    <table:table-cell table:style-name="Table7.A1" office:value-type="string">
                      <text:p text:style-name="P2">offsets</text:p>
                    </table:table-cell>
                  </table:table-row>
                  <table:table-row>
                    <table:table-cell table:style-name="Table7.A2" office:value-type="string">
                      <text:p text:style-name="P2">left half sequence tag masses</text:p>
                    </table:table-cell>
                  </table:table-row>
                  <table:table-row>
                    <table:table-cell table:style-name="Table7.A2" office:value-type="string">
                      <text:p text:style-name="P2">left half sequence tag GNOs</text:p>
                    </table:table-cell>
                  </table:table-row>
                  <table:table-row>
                    <table:table-cell table:style-name="Table7.A2" office:value-type="string">
                      <text:p text:style-name="P2">right half sequence tag masses</text:p>
                    </table:table-cell>
                  </table:table-row>
                  <table:table-row>
                    <table:table-cell table:style-name="Table7.A2" office:value-type="string">
                      <text:p text:style-name="P2">right half sequence tag GNOs</text:p>
                    </table:table-cell>
                  </table:table-row>
                  <table:table-row>
                    <table:table-cell table:style-name="Table7.A2" office:value-type="string">
                      <text:p text:style-name="P2">peptide span list</text:p>
                    </table:table-cell>
                  </table:table-row>
                  <table:table-row>
                    <table:table-cell table:style-name="Table7.A2" office:value-type="string">
                      <text:p text:style-name="P2">peptide span list reading frames</text:p>
                    </table:table-cell>
                  </table:table-row>
                </table:table>
                <text:p text:style-name="P4"/>
              </table:table-cell>
            </table:table-row>
          </table:table>
          <text:p text:style-name="Standard"/>
          <text:p text:style-name="Fig.">Fig. <text:sequence text:ref-name="refFig.0" text:name="Fig." text:formula="ooow:Fig.+1" style:num-format="1">1</text:sequence>: The various chunk types, in order of appearance.</text:p>
        </draw:text-box>
      </draw:frame>
      <text:p text:style-name="Title">Genomic Peptide Finder</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Contents</text:p>
          </text:index-title>
          <text:p text:style-name="P15">1 <text:s/>Introduction<text:tab/>2</text:p>
          <text:p text:style-name="P14">1.1 <text:s/>Features and restrictions<text:tab/>2</text:p>
          <text:p text:style-name="P14">1.2 <text:s/>Uses<text:tab/>2</text:p>
          <text:p text:style-name="P14">1.3 <text:s/>GPF tools<text:tab/>2</text:p>
          <text:p text:style-name="P15">2 <text:s/>Concepts, definitions and constants<text:tab/>3</text:p>
          <text:p text:style-name="P14">2.1 <text:s/>Nucleotide constants<text:tab/>3</text:p>
          <text:p text:style-name="P14">2.2 <text:s/>Amino acid constants<text:tab/>3</text:p>
          <text:p text:style-name="P14">2.3 <text:s/>Amino acid trimers<text:tab/>3</text:p>
          <text:p text:style-name="P14">2.4 <text:s/>Sequence tags<text:tab/>3</text:p>
          <text:p text:style-name="P14">2.5 <text:s/>Enzymatic digestion<text:tab/>3</text:p>
          <text:p text:style-name="P14">2.6 <text:s/>Global nucleotide offset (GNO)<text:tab/>4</text:p>
          <text:p text:style-name="P15">3 <text:s/>GPF index file format<text:tab/>4</text:p>
          <text:p text:style-name="P14">3.1 <text:s/>Chunks<text:tab/>4</text:p>
          <text:p text:style-name="P15">4 <text:s/>Indexing<text:tab/>5</text:p>
          <text:p text:style-name="P15">5 <text:s/>Query processing<text:tab/>5</text:p>
          <text:p text:style-name="P14">5.1 <text:s/>Immediate search<text:tab/>5</text:p>
          <text:p text:style-name="P14">5.2 <text:s/>Intron split search<text:tab/>5</text:p>
          <text:p text:style-name="P15">6 <text:s/>Hardware issues<text:tab/>5</text:p>
          <text:p text:style-name="P15">7 <text:s/>Open issues<text:tab/>6</text:p>
          <text:p text:style-name="P14">7.1 <text:s/>Different digestion enzymes<text:tab/>6</text:p>
          <text:p text:style-name="P14">7.2 <text:s/>Missed cleavage sites<text:tab/>6</text:p>
          <text:p text:style-name="P14">7.3 <text:s/>Missed stop codons<text:tab/>6</text:p>
          <text:p text:style-name="P14">7.4 <text:s/>Post translational modifications<text:tab/>6</text:p>
        </text:index-body>
      </text:table-of-content>
      <text:p text:style-name="Text_20_body"/>
      <text:h text:style-name="P6" text:outline-level="1">Introduction</text:h>
      <text:p text:style-name="Text_20_body">GPF is a program that is able to find all possible codings of a given peptide within the genomic sequence of an organism in a completely unbiased fashion which means that it does not rely on the correctness or completeness of gene models to find such peptides. The search is very error tolerant but has some restrictions which are discussed briefly in the next section.</text:p>
      <text:h text:style-name="Heading_20_2" text:outline-level="2">Features and restrictions</text:h>
      <text:p text:style-name="Text_20_body">GPF is able to find peptides even if a genomic sequence encoding a peptide is interrupted by an intron. Such an intron split may also be located within a codon – in this case, potentially new amino acids that cannot be found in the six frame translation of the genome at the intron-exon boundaries are constructed because nucleotides are combined that are a certain distance apart.</text:p>
      <text:p text:style-name="Text_20_body">The algorithm is able to find similar peptides in two ways: The first similarity feature stems from the fact that the masses of some amino acids are very close to each other or, in the case of leucine (L) and isoleucine (I), even equal. Low instrument precision can lead to further ambiguity between glutamine (Q) and lysine (K). GPF is able to take these ambiguities into account during the search. The second similarity feature is designed to compensate for the inaccuracy of de novo predictions. GPF finds similar peptides and assigns a score to each result, depending on how similar the hit is to the original query. Note that the mass of all hits that are found by GPF is equal to the mass of the original peptide query or the precursor mass, if available. The precursor mass is a valuable parameter in the search because it is in most cases more reliable than the de novo predicted amino acid sequence.</text:p>
      <text:p text:style-name="Text_20_body">A restriction of GPF is that for non-intron-split peptides, at least three consecutive amino acids must have been been correctly predicted by the de novo prediction software. For intron split peptides, at least two such trimers must have been correctly predicted.</text:p>
      <text:p text:style-name="Text_20_body">Currently, the following additional restrictions are in effect:</text:p>
      <text:list text:style-name="List_20_1">
        <text:list-item>
          <text:p text:style-name="P7">Only trypsin can be used for enzymatic digestion.</text:p>
        </text:list-item>
        <text:list-item>
          <text:p text:style-name="P7">Only monoisotopic masses can be used.</text:p>
        </text:list-item>
        <text:list-item>
          <text:p text:style-name="P7">Peptides with missed cleavage sites are not guaranteed to be found. Other error-tolerant features such as handling of missed stop codons and post translational modifications are also not implemented yet.</text:p>
        </text:list-item>
      </text:list>
      <text:h text:style-name="Heading_20_2" text:outline-level="2">Uses</text:h>
      <text:p text:style-name="Text_20_body">GPF can act as a useful tool within a high throughput mass spectrometry pipeline in which in addition to a path in which the acquired spectra a matched to existing gene models, a second path has been established in which de novo predictions are created from the spectra and then used as input to GPF which reconstructs the de novo predicted peptide from the genomic sequence, if possible. If the peptide or a similar peptide with the correct mass could be found, its theoretical mass spectrum is matched to the original spectrum and via cross correlation.</text:p>
      <text:p text:style-name="Text_20_body">Another possible use for GPF is to help in the annotation process of the genome of an organism by providing additional input to annotation pipelines like ExoGean.</text:p>
      <text:h text:style-name="Heading_20_2" text:outline-level="2">GPF tools</text:h>
      <text:p text:style-name="Text_20_body">GPF is designed as a platform independent package and has been implemented using <text:span text:style-name="T2">C</text:span><text:span text:style-name="T3">++</text:span> and Qt from Trolltech. For time critical parts such as specialized sorting functions, C has been used. The package constists <text:soft-page-break/>of the following tools.</text:p>
      <table:table table:name="Table6" table:style-name="Table6">
        <table:table-column table:style-name="Table6.A"/>
        <table:table-column table:style-name="Table6.B"/>
        <table:table-row>
          <table:table-cell table:style-name="Table6.A1" office:value-type="string">
            <text:p text:style-name="Table_20_Heading">Tool</text:p>
          </table:table-cell>
          <table:table-cell table:style-name="Table6.B1" office:value-type="string">
            <text:p text:style-name="Table_20_Heading">Description</text:p>
          </table:table-cell>
        </table:table-row>
        <table:table-row>
          <table:table-cell table:style-name="Table6.A2" office:value-type="string">
            <text:p text:style-name="P5">gpfindex</text:p>
          </table:table-cell>
          <table:table-cell table:style-name="Table6.B2" office:value-type="string">
            <text:p text:style-name="P5">This tool creates the GPF index file from a fasta file containing a genomic sequence.</text:p>
          </table:table-cell>
        </table:table-row>
        <table:table-row>
          <table:table-cell table:style-name="Table6.A2" office:value-type="string">
            <text:p text:style-name="P5">gpfdump</text:p>
          </table:table-cell>
          <table:table-cell table:style-name="Table6.B2" office:value-type="string">
            <text:p text:style-name="P5">This tool scans and a GPF index file and prints various information about the index. Its primary purpose is debugging.</text:p>
          </table:table-cell>
        </table:table-row>
        <table:table-row>
          <table:table-cell table:style-name="Table6.A2" office:value-type="string">
            <text:p text:style-name="P5">gpfquery</text:p>
          </table:table-cell>
          <table:table-cell table:style-name="Table6.B2" office:value-type="string">
            <text:p text:style-name="P5">This tool takes a peptide query and a GPF index file and outputs the results.</text:p>
          </table:table-cell>
        </table:table-row>
        <table:table-row>
          <table:table-cell table:style-name="Table6.A2" office:value-type="string">
            <text:p text:style-name="P5">gpfd</text:p>
          </table:table-cell>
          <table:table-cell table:style-name="Table6.B2" office:value-type="string">
            <text:p text:style-name="P5">This tool is a HTTP server that can answer peptide query requests and returns the result as a HTTP response.</text:p>
          </table:table-cell>
        </table:table-row>
        <table:table-row>
          <table:table-cell table:style-name="Table6.A2" office:value-type="string">
            <text:p text:style-name="P5">gpfdram</text:p>
          </table:table-cell>
          <table:table-cell table:style-name="Table6.B2" office:value-type="string">
            <text:p text:style-name="P5">This tool is the same as gpfd with the difference that the whole index file is read into RAM in order to improve performance. Be careful with this tool because index files tend to be huge, while RAM does not.</text:p>
          </table:table-cell>
        </table:table-row>
      </table:table>
      <text:h text:style-name="Heading_20_1" text:outline-level="1">Concepts, definitions and constants</text:h>
      <text:h text:style-name="Heading_20_2" text:outline-level="2">Nucleotide constants</text:h>
      <text:p text:style-name="Text_20_body">The four nucleotides A, C, G and T are represented by the numbers 0, 1, 2 and 3. This representation facilitates DNA translation and makes it possible to determine the transposed nucleotide by negating the two least significant bits.</text:p>
      <text:h text:style-name="Heading_20_2" text:outline-level="2"><text:reference-mark-start text:name="amino acid constants"/>Amino acid constants<text:reference-mark-end text:name="amino acid constants"/></text:h>
      <text:p text:style-name="Text_20_body">Amino acids are represented by numbers starting with 0 for glycine (G) and going up to 19 for tryptophan (W). The amino acids are sorted by their average mass, starting with the lightest amino acid. The masses of leucine (L) and isoleucine (I) are equal, and within the scope of GPF leucine is defined as 7 and isoleucine is defined as 8.</text:p>
      <text:p text:style-name="Text_20_body">Although it is not an amino acid, a stop codon is represented by 128. Any other number not in the range of 0 to 19 or equal to 128 represents an invalid or unknown amino acid.</text:p>
      <text:h text:style-name="Heading_20_2" text:outline-level="2">Amino acid trimers</text:h>
      <text:p text:style-name="Text_20_body">An <text:span text:style-name="Emphasis">amino acid trimer</text:span> consists of three amino acids. Since there are 20 different amino acids, there are 20<text:span text:style-name="T4">3</text:span> = 8000 different amino acid trimers. The amino acid trimers are sorted according to their amino acid code: GGG is represented by 0, GGA is represented by 1, and WWW is represented by 7999.</text:p>
      <text:h text:style-name="Heading_20_2" text:outline-level="2">Sequence tags</text:h>
      <text:p text:style-name="Text_20_body">A <text:span text:style-name="Emphasis">sequence tag</text:span> describes a peptide and consists of an amino acid trimer plus the masses of both the left and right remaining peptide fragment. An example for such a sequence tag is [427.22, YSE, 576.35].</text:p>
      <text:p text:style-name="Text_20_body">A <text:span text:style-name="Emphasis">half sequence tag</text:span> is constructed from an amino acid trimer plus the mass of either the left or right remaining peptide fragment. An example for a <text:span text:style-name="Emphasis">left half sequence tag</text:span> is [427.22, YSE], an example for a <text:span text:style-name="Emphasis">right half sequence tag</text:span> is [YSE, 576.35].</text:p>
      <text:h text:style-name="Heading_20_2" text:outline-level="2">Enzymatic digestion</text:h>
      <text:p text:style-name="Text_20_body">The translated amino acids are segmented into peptides. The cleavage locations are determined by the <text:soft-page-break/>enzyme which has been used in the experiment in which the MS/MS spectra have been collected. Currently, trypsin is used in GPF, so that a sequence of amino acids is truncated in one of the following cases:</text:p>
      <text:list text:style-name="List_20_1">
        <text:list-item text:start-value="1">
          <text:p text:style-name="P7">the current amino acid is followed by a stop codon</text:p>
        </text:list-item>
        <text:list-item>
          <text:p text:style-name="P7">the current amino acid is either lysine (K) or argenine (R)</text:p>
        </text:list-item>
      </text:list>
      <text:p text:style-name="Text_20_body">Note that an amino acid sequence is also truncated at the end of a scaffold. The role of proline (P) in tryptic cleavage is currently being silently ignored within GPF. Proline may inhibit cleavage. Also currently unhandled is the possibility that cleavage sites may be skipped.</text:p>
      <text:h text:style-name="Heading_20_2" text:outline-level="2">Global nucleotide offset (GNO)</text:h>
      <text:p text:style-name="Text_20_body">A location within the genomic sequence plus the reading direction is expressed by a single number called GNO in the scope of GPF. The GNO is currently implemented as a <text:span text:style-name="Source_20_Text">uint32</text:span> number in which the 31 least significant bits describe the nucleotide position in the context of the whole genomic sequence, and the most significant bit describes whether the DNA is to be read forwards (0) or backwards (1) from that location. Together with the information about how many scaffolds there are and how many nucleotides each scaffold contains, the scaffold id and the location within the scaffold can be determined in logarithmic time if appropriately sorted data structures are being used.</text:p>
      <text:h text:style-name="Heading_20_1" text:outline-level="1">GPF index file format</text:h>
      <text:p text:style-name="Text_20_body">Use gpfindex to compile a fasta file containing the DNA sequence into a GPF index file. Each GPF index file starts with a six character sequence spelling “gpfdna”, followed by the <text:span text:style-name="Source_20_Text">uint32</text:span> version number, currently the only supported version is <text:span text:style-name="Source_20_Text">0x00010001</text:span>. This header is followed by a sequence of chunks.</text:p>
      <text:h text:style-name="Heading_20_2" text:outline-level="2">Chunks</text:h>
      <text:p text:style-name="Text_20_body">A GPF index file is made up of several chunks that contain the data and the tables. A chunk always starts with a <text:span text:style-name="Source_20_Text">uint32</text:span> chunk tag, followed by a <text:span text:style-name="Source_20_Text">uint64</text:span> file position at which the next chunk starts. That way, a parser can quickly skip chunks or ignore chunks if it is unable to handle them. In addition to that, the chunk header can contain up to two more variables, depending on the chunk type.</text:p>
      <text:h text:style-name="Heading_20_3" text:outline-level="3">DNA chunk</text:h>
      <text:p text:style-name="Text_20_body">The DNA chunk contains the plain DNA sequence and the scaffold information. It has one <text:span text:style-name="Source_20_Text">uint32</text:span> parameter that contains the number of scaffolds present in the DNA sequence. This chunk contains no data itself but is used as a container chunk for the DNA scaffold chunks.</text:p>
      <text:h text:style-name="Heading_20_3" text:outline-level="3">DNA scaffold chunk</text:h>
      <text:p text:style-name="Text_20_body">The DNA scaffold chunk has a <text:span text:style-name="Source_20_Text">uint32</text:span> parameter that denotes the number of nucleotides in the scaffold. The data following the chunk header is the DNA, where the characters A, C, G and T have been replaced by the numbers 0, 1, 2 and 3. Each nucleotide is coded by an <text:span text:style-name="Source_20_Text">uint8</text:span> number, where a number greater than 3 means that there is <text:soft-page-break/>a gap in the DNA sequence because the nucleotide is unknown.</text:p>
      <text:h text:style-name="Heading_20_3" text:outline-level="3">DNA scaffold labels chunk</text:h>
      <text:p text:style-name="Text_20_body">The DNA scaffold labels chunk has no parameters. The chunk header is followed by a list of scaffold labels. A scaffold label is coded as the <text:span text:style-name="Source_20_Text">uint16</text:span> character count, followed by the string itself. Note that the string is not null-terminated.</text:p>
      <text:h text:style-name="Heading_20_3" text:outline-level="3">Amino acids chunk</text:h>
      <text:p text:style-name="Text_20_body">This chunk has no parameters and contains no data itself. It is used as a container for a list of amino acid scaffold chunks, one for each scaffold present in the genomic sequence.</text:p>
      <text:h text:style-name="Heading_20_3" text:outline-level="3">Amino acids scaffold chunk</text:h>
      <text:p text:style-name="Text_20_body">This chunk has no parameters and contains no data itself. It is used as a container for six amino acid reading frame chunks, one for each reading frame.</text:p>
      <text:h text:style-name="Heading_20_3" text:outline-level="3">Amino acids scaffold reading frame chunk</text:h>
      <text:p text:style-name="Text_20_body">The amino acid reading frame chunk header contains two parameters:</text:p>
      <text:list text:style-name="L1">
        <text:list-item>
          <text:p text:style-name="P12">A <text:span text:style-name="Source_20_Text">uint32</text:span> number denoting the frame number. There must be six chunks for the frames 0 to 5.</text:p>
        </text:list-item>
        <text:list-item>
          <text:p text:style-name="P12">A <text:span text:style-name="Source_20_Text">uint32</text:span> number denoting the number of amino acids in this reading frame</text:p>
        </text:list-item>
      </text:list>
      <text:p text:style-name="Text_20_body">This header is followed by the amino acids that result from the translation of the DNA using the specified reading frame. The definition of the amino acid codes can be found in section <text:reference-ref text:reference-format="chapter" text:ref-name="amino acid constants">2.2</text:reference-ref>.</text:p>
      <text:h text:style-name="Heading_20_1" text:outline-level="1">Indexing</text:h>
      <text:p text:style-name="Text_20_body">A GPF index file can be created using the gpfindex tool. This program takes a fasta file containing the genomic sequence as input and creates the index file.</text:p>
      <text:h text:style-name="Heading_20_1" text:outline-level="1">Query processing</text:h>
      <text:p text:style-name="Text_20_body">Searching in GPF is based on looking up amino acid trimers or half sequence tags.</text:p>
      <text:h text:style-name="Heading_20_2" text:outline-level="2">Immediate search</text:h>
      <text:h text:style-name="Heading_20_2" text:outline-level="2">Intron split search</text:h>
      <text:h text:style-name="Heading_20_1" text:outline-level="1">Hardware issues</text:h>
      <text:p text:style-name="Text_20_body">The execution speed of GPF greatly depends on the access time of the medium on which the GPF index file is stored. This is due to the fact that during the search, many tiny amounts data have to be read from locations that are very far apart, especially during the binary search. Using a solid state disk leads to a vast improvement over using a hard disk because no mechanical parts are involved. Using a RAM disk or using the RAM version of the GPF daemon, gpfd, might improve performance even further because random access memory is even faster than flash memory – although RAM does not scale as well as flash memory.</text:p>
      <text:h text:style-name="Heading_20_1" text:outline-level="1"><text:soft-page-break/>Open issues</text:h>
      <text:p text:style-name="Text_20_body">In this section, unsolved problems concerning GPF are described and possible solutions discussed.</text:p>
      <text:h text:style-name="Heading_20_2" text:outline-level="2">Different digestion enzymes</text:h>
      <text:h text:style-name="Heading_20_2" text:outline-level="2">Missed cleavage sites</text:h>
      <text:h text:style-name="Heading_20_2" text:outline-level="2">Missed stop codons</text:h>
      <text:h text:style-name="Heading_20_2" text:outline-level="2">Post translational modific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2" svg:font-family="Tahoma"/>
    <style:font-face style:name="Bitstream Vera Sans Mono" svg:font-family="'Bitstream Vera Sans Mono'" style:font-adornments="Roman" style:font-family-generic="modern" style:font-pitch="fixed"/>
    <style:font-face style:name="Courier New" svg:font-family="'Courier New'" style:font-family-generic="modern" style:font-pitch="fixed"/>
    <style:font-face style:name="Bitstream Charter1" svg:font-family="'Bitstream Charter'" style:font-adornments="Bold" style:font-family-generic="roman" style:font-pitch="variable"/>
    <style:font-face style:name="Bitstream Charter" svg:font-family="'Bitstream Charter'" style:font-adornments="Regular" style:font-family-generic="roman" style:font-pitch="variable"/>
    <style:font-face style:name="Times New Roman" svg:font-family="'Times New Roman'" style:font-family-generic="roman"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Arial Unicode MS"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Bitstream Charter" fo:font-size="10pt"/>
    </style:style>
    <style:style style:name="Text_20_body" style:display-name="Text body" style:family="paragraph" style:parent-style-name="Standard" style:class="text" style:master-page-name="">
      <style:paragraph-properties fo:margin-top="0in" fo:margin-bottom="0.0835in" fo:line-height="120%" fo:text-align="justify" style:justify-single-word="false" style:page-number="auto" fo:background-color="transparent">
        <style:background-image/>
      </style:paragraph-properties>
      <style:text-properties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Charter1" fo:font-size="10pt" fo:font-weight="bold" style:font-name-asian="MS 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style:page-number="auto" style:shadow="none" fo:keep-with-next="auto"/>
      <style:text-properties fo:font-size="12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fo:padding="0in" fo:border-left="none" fo:border-right="none" fo:border-top="0.0008in solid #000000" fo:border-bottom="none" style:shadow="none"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background-color="transparent" style:shadow="none" text:number-lines="false" text:line-number="0">
        <style:background-image/>
      </style:paragraph-properties>
      <style:text-properties fo:font-weight="bold" fo:background-color="transparent"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20%"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398in" fo:margin-bottom="0in" fo:text-indent="0in" style:auto-text-indent="false" style:page-number="auto">
        <style:tab-stops>
          <style:tab-stop style:position="6.6929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0.3937in" fo:margin-bottom="0.3937in" fo:text-align="start" style:justify-single-word="false" style:page-number="auto"/>
      <style:text-properties fo:font-size="200%"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 style:family="paragraph" style:parent-style-name="Caption">
      <style:paragraph-properties fo:margin-top="0in" fo:margin-bottom="0in"/>
      <style:text-properties fo:font-size="10pt" fo:font-style="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WW-Title"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WW-Title1" style:family="paragraph">
      <style:paragraph-properties fo:text-align="start"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fo:font-size="8pt"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suffix=" " style:num-format="1" text:display-levels="4">
        <style:list-level-properties text:min-label-distance="0.15in"/>
      </text:outline-level-style>
      <text:outline-level-style text:level="5" style:num-suffix=" " style:num-format="1" text:display-levels="5">
        <style:list-level-properties text:min-label-distance="0.15in"/>
      </text:outline-level-style>
      <text:outline-level-style text:level="6" style:num-suffix=" " style:num-format="1" text:display-levels="6">
        <style:list-level-properties text:min-label-distance="0.15in"/>
      </text:outline-level-style>
      <text:outline-level-style text:level="7" style:num-suffix=" " style:num-format="1" text:display-levels="7">
        <style:list-level-properties text:min-label-distance="0.15in"/>
      </text:outline-level-style>
      <text:outline-level-style text:level="8" style:num-suffix=" " style:num-format="1" text:display-levels="8">
        <style:list-level-properties text:min-label-distance="0.15in"/>
      </text:outline-level-style>
      <text:outline-level-style text:level="9" style:num-suffix=" " style:num-format="1" text:display-levels="9">
        <style:list-level-properties text:min-label-distance="0.15in"/>
      </text:outline-level-style>
      <text:outline-level-style text:level="10" style:num-suffix=" " style:num-format="1" text:display-levels="10">
        <style:list-level-properties text:min-label-distance="0.15in"/>
      </text:outline-level-style>
    </text:outline-style>
    <text:list-style style:name="List_20_1" style:display-name="List 1">
      <text:list-level-style-bullet text:level="1" text:style-name="Bullet_20_Symbols" text:bullet-char="•">
        <style:list-level-properties text:space-before="0.1969in" text:min-label-width="0.1575in"/>
        <style:text-properties style:font-name="StarSymbol1"/>
      </text:list-level-style-bullet>
      <text:list-level-style-bullet text:level="2" text:style-name="Bullet_20_Symbols" text:bullet-char="•">
        <style:list-level-properties text:space-before="0.3933in" text:min-label-width="0.1575in"/>
        <style:text-properties style:font-name="StarSymbol1"/>
      </text:list-level-style-bullet>
      <text:list-level-style-bullet text:level="3" text:style-name="Bullet_20_Symbols" text:bullet-char="•">
        <style:list-level-properties text:space-before="0.5898in" text:min-label-width="0.1575in"/>
        <style:text-properties style:font-name="StarSymbol1"/>
      </text:list-level-style-bullet>
      <text:list-level-style-bullet text:level="4" text:style-name="Bullet_20_Symbols" text:bullet-char="•">
        <style:list-level-properties text:space-before="0.7862in" text:min-label-width="0.1575in"/>
        <style:text-properties style:font-name="StarSymbol1"/>
      </text:list-level-style-bullet>
      <text:list-level-style-bullet text:level="5" text:style-name="Bullet_20_Symbols" text:bullet-char="•">
        <style:list-level-properties text:space-before="0.9827in" text:min-label-width="0.1575in"/>
        <style:text-properties style:font-name="StarSymbol1"/>
      </text:list-level-style-bullet>
      <text:list-level-style-bullet text:level="6" text:style-name="Bullet_20_Symbols" text:bullet-char="•">
        <style:list-level-properties text:space-before="1.1791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office:automatic-styles>
  <office:master-styles>
    <style:master-page style:name="Standard" style:page-layout-name="pm1">
      <style:footer>
        <text:p text:style-name="Footer"><text:tab/><text:tab/><text:page-number text:select-page="current">6</text:page-number></text:p>
      </style:footer>
      <style:footer-left>
        <text:p text:style-name="Footer"><text:page-number text:select-page="current">6</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Michael Specht</meta:initial-creator>
    <meta:creation-date>2007-09-14T09:17:53</meta:creation-date>
    <dc:date>2008-01-21T12:19:08</dc:date>
    <meta:printed-by>Michael Specht</meta:printed-by>
    <meta:print-date>2007-10-23T15:13:31</meta:print-date>
    <meta:editing-cycles>59</meta:editing-cycles>
    <meta:editing-duration>PT7H30M52S</meta:editing-duration>
    <meta:user-defined meta:name="Info 1"/>
    <meta:user-defined meta:name="Info 2"/>
    <meta:user-defined meta:name="Info 3"/>
    <meta:user-defined meta:name="Info 4"/>
    <meta:document-statistic meta:table-count="6" meta:image-count="0" meta:object-count="0" meta:page-count="6" meta:paragraph-count="120" meta:word-count="1997" meta:character-count="11495"/>
  </office:meta>
</office:document-meta>
</file>